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93cm" fo:min-width="6.155cm"/>
    </style:style>
    <style:style style:name="gr2" style:family="graphic" style:parent-style-name="standard">
      <style:graphic-properties draw:fill-color="#33a3a3" draw:textarea-horizontal-align="justify" draw:textarea-vertical-align="middle" draw:auto-grow-height="false" fo:min-height="3.516cm" fo:min-width="3.643cm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Arial1" fo:font-size="18pt"/>
    </style:style>
    <style:style style:name="P2" style:family="paragraph">
      <loext:graphic-properties draw:fill-color="#33a3a3"/>
      <style:paragraph-properties fo:text-align="center"/>
      <style:text-properties style:font-name="Arial1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3" draw:id="id3" draw:layer="layout" svg:width="6.655cm" svg:height="3.243cm" svg:x="2.419cm" svg:y="10.864cm">
          <text:p text:style-name="P1">CRDS Ru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655cm" svg:height="3.243cm" svg:x="2.346cm" svg:y="5.177cm">
          <text:p text:style-name="P1"><text:span text:style-name="T1">Data</text:span></text:p>
          <text:p text:style-name="P1"><text:span text:style-name="T1">Instrument</text:span></text:p>
          <text:p text:style-name="P1"><text:span text:style-name="T1">Configuration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57cm" svg:height="5.324cm" svg:x="11.204cm" svg:y="7.138cm">
          <text:p text:style-name="P1"><text:span text:style-name="T1">CRDS Matching</text:span></text:p>
          <text:p text:style-name="P1"><text:span text:style-name="T1">Log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6.655cm" svg:height="3.243cm" svg:x="18.851cm" svg:y="8.178cm">
          <text:p text:style-name="P1"><text:span text:style-name="T1">Best References</text:span></text:p>
          <text:p text:style-name="P1"><text:span text:style-name="T1">For</text:span></text:p>
          <text:p text:style-name="P1"><text:span text:style-name="T1">Data Calibra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001cm" svg:y1="6.798cm" svg:x2="11.204cm" svg:y2="9.8cm" draw:start-shape="id1" draw:start-glue-point="1" draw:end-shape="id2" draw:end-glue-point="6" svg:d="M9001 6798l2203 3002" svg:viewBox="0 0 2204 3003">
          <text:p/>
        </draw:connector>
        <draw:connector draw:style-name="gr3" draw:text-style-name="P3" draw:layer="layout" draw:type="line" svg:x1="9.074cm" svg:y1="12.485cm" svg:x2="11.204cm" svg:y2="9.8cm" draw:start-shape="id3" draw:start-glue-point="1" draw:end-shape="id2" draw:end-glue-point="6" svg:d="M9074 12485l2130-2685" svg:viewBox="0 0 2131 2686">
          <text:p/>
        </draw:connector>
        <draw:connector draw:style-name="gr3" draw:text-style-name="P3" draw:layer="layout" draw:type="line" svg:x1="17.061cm" svg:y1="9.8cm" svg:x2="18.851cm" svg:y2="9.799cm" draw:start-shape="id2" draw:start-glue-point="10" draw:end-shape="id4" draw:end-glue-point="3" svg:d="M17061 9800l1790-1" svg:viewBox="0 0 1791 2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dd Miller</meta:initial-creator>
    <meta:creation-date>2017-11-22T08:05:30.103029000</meta:creation-date>
    <dc:date>2017-11-22T08:10:11.960388000</dc:date>
    <dc:creator>Todd Miller</dc:creator>
    <meta:editing-duration>PT3M27S</meta:editing-duration>
    <meta:editing-cycles>2</meta:editing-cycles>
    <meta:generator>LibreOffice/5.0.4.2$MacOSX_X86_64 LibreOffice_project/2b9802c1994aa0b7dc6079e128979269cf95bc78</meta:generator>
    <meta:document-statistic meta:object-count="30"/>
  </office:meta>
</office:document-meta>
</file>